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3.81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1.725cm"/>
    </style:style>
    <style:style style:name="co7" style:family="table-column">
      <style:table-column-properties fo:break-before="auto" style:column-width="3.63cm"/>
    </style:style>
    <style:style style:name="co8" style:family="table-column">
      <style:table-column-properties fo:break-before="auto" style:column-width="3.658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4.339cm"/>
    </style:style>
    <style:style style:name="co11" style:family="table-column">
      <style:table-column-properties fo:break-before="auto" style:column-width="15.586cm"/>
    </style:style>
    <style:style style:name="co12" style:family="table-column">
      <style:table-column-properties fo:break-before="auto" style:column-width="7.218cm"/>
    </style:style>
    <style:style style:name="co13" style:family="table-column">
      <style:table-column-properties fo:break-before="auto" style:column-width="3.468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272cm" fo:break-before="auto" style:use-optimal-row-height="false"/>
    </style:style>
    <style:style style:name="ro2" style:family="table-row">
      <style:table-row-properties style:row-height="4.036cm" fo:break-before="auto" style:use-optimal-row-height="true"/>
    </style:style>
    <style:style style:name="ro3" style:family="table-row">
      <style:table-row-properties style:row-height="3.33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Verhoe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5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1" office:value-type="string" calcext:value-type="string">
            <text:p>survived_in_suites</text:p>
          </table:table-cell>
          <table:table-cell table:style-name="ce1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PrimitiveReturnsMutator</text:p>
          </table:table-cell>
          <table:table-cell table:style-name="ce2" office:value-type="string" calcext:value-type="string">
            <text:p>lambda$toIntArray$0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style-name="ce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5</text:p>
          </table:table-cell>
          <table:table-cell table:style-name="ce2" office:value-type="string" calcext:value-type="string">
            <text:p>org.pitest.mutationtest.engine.gregor.mutators.VoidMethodCall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style-name="ce4" office:value-type="string" calcext:value-type="string">
            <text:p>VerhoeffGrok_POT1Test, VerhoeffGrok_POT2Test, VerhoeffGrok_POT3Test, VerhoeffGrok_POT4Test, VerhoeffGrok_POT5Test</text:p>
          </table:table-cell>
          <table:table-cell table:style-name="ce2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Verhoeff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6</text:p>
          </table:table-cell>
          <table:table-cell table:style-name="ce2" office:value-type="string" calcext:value-type="string">
            <text:p>org.pitest.mutationtest.engine.gregor.mutators.returns.BooleanTrueReturnValsMutator</text:p>
          </table:table-cell>
          <table:table-cell table:style-name="ce2" office:value-type="string" calcext:value-type="string">
            <text:p>verhoeffCheck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VerhoeffGrok_COC1Test, VerhoeffGrok_COC2Test, VerhoeffGrok_COC3Test, VerhoeffGrok_OS2Test, VerhoeffGrok_OS3Test, VerhoeffGrok_OS4Test, VerhoeffGrok_POT1Test, VerhoeffGrok_POT2Test, VerhoeffGrok_POT3Test, VerhoeffGrok_POT4Test, VerhoeffGrok_POT5Test, VerhoeffGrok_ZS1Test, VerhoeffGrok_ZS4Test, VerhoeffLlama_COC1Test, VerhoeffLlama_COC2Test, VerhoeffLlama_COC3Test, VerhoeffLlama_COC4Test, VerhoeffLlama_COC5Test, VerhoeffLlama_OS1Test, VerhoeffLlama_OS2Test, VerhoeffLlama_OS3Test, VerhoeffLlama_OS4Test, VerhoeffLlama_OS5Test, VerhoeffLlama_POT1Test, VerhoeffLlama_POT2Test, VerhoeffLlama_POT3Test, VerhoeffLlama_POT4Test, VerhoeffLlama_POT5Test, VerhoeffLlama_ZS2Test, VerhoeffLlama_ZS3Test, VerhoeffLlama_ZS4Test, VerhoeffLlama_ZS5Test, VerhoeffQwen_POT2Test, VerhoeffQwen_POT3Test, VerhoeffQwen_POT4Test, VerhoeffQwen_POT5Test, VerhoeffQwen_ZS4Test</text:p>
          </table:table-cell>
          <table:table-cell table:number-columns-repeated="2" table:style-name="ce2" office:value-type="string" calcext:value-type="string">
            <text:p>-</text:p>
          </table:table-cell>
        </table:table-row>
        <table:table-row table:style-name="ro4" table:number-rows-repeated="1048565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6:19:22.008673714</dc:date>
    <meta:editing-duration>PT2M</meta:editing-duration>
    <meta:editing-cycles>1</meta:editing-cycles>
    <meta:document-statistic meta:table-count="1" meta:cell-count="130" meta:object-count="0"/>
    <meta:generator>LibreOffice/24.2.7.2$Linux_X86_64 LibreOffice_project/420$Build-2</meta:generator>
  </office:meta>
</office:document-meta>
</file>